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97000059D90000184CEC6C8D3DD7EE6728.wmf" manifest:media-type="image/x-wmf"/>
  <manifest:file-entry manifest:full-path="Pictures/1000000000000640000004B29238423F4EE8D273.png" manifest:media-type="image/png"/>
  <manifest:file-entry manifest:full-path="Pictures/20000018000016F4000021F024D982F8BBC963A9.wmf" manifest:media-type="image/x-wmf"/>
  <manifest:file-entry manifest:full-path="Pictures/1000000000000640000004B2AF5976756A3BA9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LMU CompatilFact1" svg:font-family="'LMU CompatilFact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MU CompatilFact" svg:font-family="'LMU CompatilFact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MU CompatilFact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MU CompatilFac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6c30" style:text-line-through-style="none" style:text-line-through-type="none" style:text-position="0% 100%" style:font-name="LMU CompatilFact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LMU CompatilFact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6c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0.461cm" svg:height="5.437cm" svg:x="3.175cm" svg:y="12.184cm">
          <text:p text:style-name="P1"><text:span text:style-name="T1">Blab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9.708cm" svg:height="4.237cm" svg:x="3.175cm" svg:y="7.2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20.484cm" svg:height="3.554cm" svg:x="3.099cm" svg:y="4.824cm">
          <text:p text:style-name="P4"><text:span text:style-name="T2">Überschr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5" draw:text-style-name="P3" draw:layer="layout" svg:width="10.931cm" svg:height="1.252cm" svg:x="5.755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.178cm" svg:height="0.793cm" svg:x="22.904cm" svg:y="17.9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0.022cm" svg:height="0.793cm" svg:x="1.058cm" svg:y="17.943cm">
          <text:p text:style-name="P1"><text:span text:style-name="T3">Antrittsvortrag Richard Metz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10.931cm" svg:height="1.252cm" svg:x="5.755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" draw:layer="layout" svg:width="10.844cm" svg:height="1.059cm" svg:x="5.842cm" svg:y="1.724cm">
          <text:p text:style-name="P4"><text:span text:style-name="T4">Bl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2.73cm" svg:height="0.793cm" svg:x="22.352cm" svg:y="17.943cm">
          <text:p text:style-name="P6"><text:span text:style-name="T3">1/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LMU CompatilFact1" svg:font-family="'LMU CompatilFact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MU CompatilFact" svg:font-family="'LMU CompatilFact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32" draw:style-name="Mgr3" draw:text-style-name="MP5" draw:layer="backgroundobjects" svg:width="25.382cm" svg:height="19.058cm" svg:x="0cm" svg:y="0cm">
        <draw:image xlink:href="Pictures/1000000000000640000004B2AF5976756A3BA9D2.png" xlink:type="simple" xlink:show="embed" xlink:actuate="onLoad">
          <text:p/>
        </draw:image>
      </draw:frame>
      <draw:frame draw:name="Grafik 9" draw:style-name="Mgr3" draw:text-style-name="MP5" draw:layer="backgroundobjects" svg:width="4.943cm" svg:height="1.327cm" svg:x="17.264cm" svg:y="1.385cm">
        <draw:image xlink:href="Pictures/20000097000059D90000184CEC6C8D3DD7EE6728.wmf" xlink:type="simple" xlink:show="embed" xlink:actuate="onLoad">
          <text:p/>
        </draw:image>
      </draw:frame>
      <draw:frame draw:name="Grafik 10" draw:style-name="Mgr3" draw:text-style-name="MP5" draw:layer="backgroundobjects" svg:width="0.921cm" svg:height="1.371cm" svg:x="21.233cm" svg:y="0.595cm">
        <draw:image xlink:href="Pictures/20000018000016F4000021F024D982F8BBC963A9.wmf" xlink:type="simple" xlink:show="embed" xlink:actuate="onLoad">
          <text:p/>
        </draw:image>
      </draw:frame>
      <draw:custom-shape draw:name="CustomShape 1" draw:style-name="Mgr4" draw:text-style-name="MP5" draw:layer="backgroundobjects" drawooo:display="printer" svg:width="25.382cm" svg:height="14.684cm" svg:x="0cm" svg:y="3.3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6" draw:layer="backgroundobjects" drawooo:display="printer" svg:width="25.382cm" svg:height="14.583cm" svg:x="0cm" svg:y="3.3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0" draw:style-name="Mgr3" draw:text-style-name="MP5" draw:layer="backgroundobjects" svg:width="25.382cm" svg:height="19.063cm" svg:x="0cm" svg:y="0cm">
        <draw:image xlink:href="Pictures/1000000000000640000004B29238423F4EE8D273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Picture 32" draw:style-name="Mgr3" draw:text-style-name="MP5" draw:layer="backgroundobjects" svg:width="25.382cm" svg:height="19.058cm" svg:x="0cm" svg:y="0cm">
        <draw:image xlink:href="Pictures/1000000000000640000004B2AF5976756A3BA9D2.png" xlink:type="simple" xlink:show="embed" xlink:actuate="onLoad">
          <text:p/>
        </draw:image>
      </draw:frame>
      <draw:frame draw:name="Grafik 9" draw:style-name="Mgr3" draw:text-style-name="MP5" draw:layer="backgroundobjects" svg:width="4.943cm" svg:height="1.327cm" svg:x="17.264cm" svg:y="1.385cm">
        <draw:image xlink:href="Pictures/20000097000059D90000184CEC6C8D3DD7EE6728.wmf" xlink:type="simple" xlink:show="embed" xlink:actuate="onLoad">
          <text:p/>
        </draw:image>
      </draw:frame>
      <draw:frame draw:name="Grafik 10" draw:style-name="Mgr3" draw:text-style-name="MP5" draw:layer="backgroundobjects" svg:width="0.921cm" svg:height="1.371cm" svg:x="21.233cm" svg:y="0.595cm">
        <draw:image xlink:href="Pictures/20000018000016F4000021F024D982F8BBC963A9.wmf" xlink:type="simple" xlink:show="embed" xlink:actuate="onLoad">
          <text:p/>
        </draw:image>
      </draw:frame>
      <draw:custom-shape draw:name="CustomShape 1" draw:style-name="Mgr4" draw:text-style-name="MP5" draw:layer="backgroundobjects" svg:width="25.382cm" svg:height="14.684cm" svg:x="0cm" svg:y="3.3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6" draw:layer="backgroundobjects" svg:width="25.382cm" svg:height="14.583cm" svg:x="0cm" svg:y="3.3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3-07-21T12:00:07</meta:creation-date>
    <meta:initial-creator>schaaf</meta:initial-creator>
    <dc:language>en-US</dc:language>
    <meta:print-date>2002-10-09T14:32:30</meta:print-date>
    <dc:date>2017-09-11T09:43:03.036952906</dc:date>
    <meta:editing-cycles>3528</meta:editing-cycles>
    <dc:title>Antrittsvortrag Master Arbeit Richard Metzler</dc:title>
    <meta:editing-duration>P1DT3H10M35S</meta:editing-duration>
    <meta:generator>LibreOffice/5.1.6.2$Linux_X86_64 LibreOffice_project/10m0$Build-2</meta:generator>
    <meta:document-statistic meta:object-count="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